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RequestHttpMethodsTests.ifNoneMatchShouldMatchIdenticalETagValue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UnModifiedSinceShouldNotMatchValueWhenEar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HttpMethodsTests.ifMatchValueShouldMatchWhenETag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MatchShouldOnlyBeConsideredForUnsafeMethods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WebRequestHttpMethodsTests.ifNoneMatchValueShouldUseWeakComparison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odifiedSinceShouldMatchIfDatesEqual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NoneMatchShouldRejectWildcardForUnsaf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NoneMatchShouldNotFailForUnquot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odifiedSinceShouldNotFailForTimestampWithLengthPart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NoneMatchShouldMatchETagWithSeparatorChar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atchValueShouldRejectWhenETag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ModifiedSinceShouldNotMatchIfDateAfter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atchValueShouldUseStrong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odifiedSinceShouldNotOverrideResponseStatus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MatchWildcardShouldMatchWhenETag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WebRequestHttpMethodsTests.setUpRequest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RequestHttpMethodsTests.ifUnModifiedSinceShouldMatchValueWhenL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WebRequestHttpMethodsTests.IfNoneMatchAndIfNotModifiedSinceShouldNotMatchWhenDifferent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WebRequestHttpMethodsTests.assertOkWithETag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RequestHttpMethodsTests.ifNoneMatchShouldIgnoreWildcar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NoneMatchShouldMatchPadded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HttpMethodsTests.IfNoneMatchAndIfNotModifiedSinceShouldMatchWhenSameETagAndDate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HttpMethodsTests.assertOkWithLas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WebRequestHttpMethodsTests.assertPrecondition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HttpMethodsTests.ifModifiedSinceShouldNotFailForInvalidResponseStatus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UnModifiedSinceShouldSetHeadersWithSafe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HttpMethodsTests.ifMatchWildcardShouldMatchETag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HttpMethodsTests.ifNoneMatchShouldNotMatchDifferentETag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WebRequestHttpMethodsTests.IfNoneMatchAndIfNotModifiedSinceShouldMatchWhenSameETagAndLaterDate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WebRequestHttpMethodsTests.assertNotModified( @ Nullable String eTag , @ Nullable Instant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